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Status" style:data-style-name="N100">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19"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0"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6"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28"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1"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3"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10_Larg:30_Alt:6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SolverManager.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ListManager.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ListManager.SaveEditionListItems?language=Basic&amp;location=document" xlink:type="simple"/>
              </office:event-listeners>
            </form:button>
          </form:form>
        </office:forms>
        <table:table-column table:style-name="co1" table:number-columns-repeated="4" table:default-cell-style-name="ce5"/>
        <table:table-column table:style-name="co2" table:default-cell-style-name="ce9"/>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9"/>
          <table:table-cell table:style-name="ce2" office:value-type="string" calcext:value-type="string">
            <text:p>Largura (cm):</text:p>
          </table:table-cell>
          <table:table-cell table:style-name="ce26"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6"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85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851cm" svg:height="1.799cm" svg:x="0cm" svg:y="0cm" draw:control="control3"/>
          </table:table-cell>
          <table:table-cell table:number-columns-spanned="1" table:number-rows-spanned="2">
            <draw:control draw:z-index="3" draw:name="Controle 6" draw:style-name="gr1" draw:text-style-name="P1" svg:width="1.85cm" svg:height="1.799cm" svg:x="0cm" svg:y="0cm" draw:control="control4"/>
          </table:table-cell>
          <table:table-cell table:number-columns-spanned="1" table:number-rows-spanned="2">
            <draw:control draw:z-index="4" draw:name="Controle 7" draw:style-name="gr1" draw:text-style-name="P1" svg:width="1.85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19"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9"/>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Triâng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16"/>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0"/>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Lad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Alt. dos suportes (cm):</text:p>
          </table:table-cell>
          <table:covered-table-cell/>
          <table:table-cell table:style-name="ce20" table:number-columns-spanned="9" table:number-rows-spanned="1"/>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table-cell table:style-name="ce8" table:number-columns-spanned="2" table:number-rows-spanned="1"/>
          <table:covered-table-cell table:style-name="ce9"/>
          <table:table-cell table:style-name="ce9" table:number-columns-spanned="2" table:number-rows-spanned="1">
            <draw:control table:end-cell-address="Forno.I9" table:end-x="3.241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4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6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4" draw:text-style-name="P2" svg:width="3.944cm" svg:height="0.9cm" svg:x="0cm" svg:y="0cm" draw:control="control19"/>
            <draw:control table:end-cell-address="Forno.K10" table:end-x="2.341cm" table:end-y="0.9cm" draw:z-index="19" draw:name="Controle 19" draw:style-name="gr7" draw:text-style-name="P2" svg:width="3.944cm" svg:height="0.9cm" svg:x="0cm" svg:y="0cm" draw:control="control20"/>
          </table:table-cell>
          <table:covered-table-cell/>
          <table:table-cell table:style-name="ce31">
            <draw:control draw:z-index="10" draw:name="Controle 10" draw:style-name="gr4" draw:text-style-name="P2" svg:width="2.804cm" svg:height="0.9cm" svg:x="0cm" svg:y="0cm" draw:control="control9"/>
          </table:table-cell>
          <table:table-cell table:style-name="ce31"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1"/>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18"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18"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18"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18"/>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18" office:value-type="string" calcext:value-type="string">
            <text:p>Quantidade</text:p>
          </table:covered-table-cell>
          <table:covered-table-cell table:style-name="ce18"/>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7" draw:name="Controle 9" draw:style-name="gr4" draw:text-style-name="P2" svg:width="7.401cm" svg:height="0.89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401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401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401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401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5" table:default-cell-style-name="Default"/>
        <table:table-column table:style-name="co14" table:number-columns-repeated="9" table:default-cell-style-name="Default"/>
        <table:table-column table:style-name="co14" table:number-columns-repeated="2" table:default-cell-style-name="ce43"/>
        <table:table-row table:style-name="ro3">
          <table:table-cell table:number-columns-repeated="12"/>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9T17:55:04.348008058</dc:date>
    <meta:editing-duration>P3DT17H54M17S</meta:editing-duration>
    <meta:editing-cycles>5107</meta:editing-cycles>
    <meta:document-statistic meta:table-count="2" meta:cell-count="40" meta:object-count="20"/>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PrepareExecutio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FinishExecution()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FinishExecution()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Global Const subHeaderLableAltura = "Alt"
Global Const subHeaderLableLargura = "Larg"
Global Const subHeaderLableComprimento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Global changingKilnData As Boolean
Global solvingKilnProblem As Boolean

'colors
Global editableBGColor As Long
Global nonEditableBGColor As Long
Global lableBGColor As Long
Global excludeBGColor As Long

Global redColor As Long
Global whiteColor As Long


Function StartedSolvingKilnProblem()
	solvingKilnProblem = True
End Function

Function EndedSolvingKilnProblem()
	solvingKilnProblem = False
End Function

Function IsSolvingKilnProblem()
	IsSolvingKilnProblem = solvingKilnProblem
End Function

Function ChangeKilnDataStart()
	changingKilnData = True
End Function

Function ChangeKilnDataEnd()
	changingKilnData = False
End Function


Function IsChangingKiln()

	IsChangingKiln = changingKilnData

End Function

Function CanExecuteAction()
	CanExecuteAction = (Not IsChangingKiln()) And (Not IsSolvingKilnProblem())
End Function




Function SetGlobalVariables()
	mousePressed = False
	comboListOpen = False
	
	editableBGColor = RGB(152, 194, 226)
	nonEditableBGColor = RGB(115, 163, 199)	
	lableBGColor = RGB(71, 129, 173)
	excludeBGColor = RGB(238, 102, 70)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actionsAreBlocked = Fals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cellInput = GetFirstInputCell(cellBellow)
	CleanItemInputs(cellBellow)
	
	SetInputLables(cellBellow, itemType)
	

	
	cellInput.SetString(itemType)
	cellInput.CellBackColor = nonEditableBGColor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	cbBox.SelectedItems(0) = 0
'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Replace(kilnName, " ", "")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UpdateKilnList()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cbBox = form.GetByName(comboBoxName)

	boundCell = cbBox.GetValueBinding().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cbBox.StringItemList = kilnList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Update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ChangeKilnDataStart()

	sheet = GetCurrentSheet()
	form = Sheet.DrawPage.Forms.GetByIndex(0)
	controller = ThisComponent.GetCurrentController()	
	cbBox = form.GetByName(comboBoxName)
	cbBox.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PrepareExecution()
	
	sheet = GetCurrentSheet()
	form = sheet.DrawPage.Forms.GetByIndex(0)
	controller = ThisComponent.GetCurrentController()	
	cbBox = form.GetByName(comboBoxName)
	cbBox.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LockCell(inputCell)
	inputcell.CellBackColor = nonEditableBGColor
	
	inputCell = GetCellPreviousRowSameColumn(inputCell)
	LockCell(inputCell)
	inputcell.CellBackColor = nonEditableBGColor
	
	inputCell = GetCellSameRowNextColumn(inputCell)
	inputCell = GetCellSameRowNextColumn(inputCell)
	LockCell(inputCell)
	inputcell.CellBackColor = nonEditableBGColor
	
	inputCell = GetCellSameRowNextColumn(inputCell)
	inputCell = GetCellSameRowNextColumn(inputCell)
	LockCell(inputCell)
	inputcell.CellBackColor = nonEditableBGColor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DisableKilnEdition()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FinishExecution()

End Function

Function CancelKilnEdition(event)
	
	DisableKilnEdition()
	
	PrepareExecution()

	button = event.Source.Model
	buttonCell = GetButtonLocation(button)

	sheet = GetCurrentSheet()
	cellRange = sheet.getCellRangeByName(buttonCell)
	controller = ThisComponent.GetCurrentController()
	controller.Select(cellRange)

	FinishExecution()

End Function


Function EraseKiln(event)

	DisableKilnEdition()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cbBox.refresh()
	
	SelectEmptyKiln()
	

	
	MsgBox("Forno apagado.")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If (Right(filePath, 4) &lt;&gt; ".txt") Then
		filePath = filePath &amp; ".txt"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answer = MsgBox("Tem certeza que deseja apagar o arquivo " &amp; filePath &amp; "?", MB_YESNO)
	
	If (answer &lt;&gt; IDYES) Then
		FinishExecution()
		Exit Function
	EndIf
	
	EraseFile(filePath)
	
	MsgBox("Arquivo apagado.")

	FinishExecution()

End Function


Function GetListUnlockableRange()

	UpdateItemsCounters()

	cellHeaderStart = GetFirstCellOfListHeader()
	firstCell = GetCellNextRowSameColumn(cellHeaderStart)
	While cellHeaderStart.GetString() &lt;&gt; headerLableDescricao
		cellHeaderStart = GetCellSameRowNextColumn(cellHeaderStart)
		firstCell = GetCellSameRowNextColumn(firstCell)
	WEnd
	
	cellHeaderEnd = GetLastCellOfListHeader()
	lastCell = GetCellNextRowSameColumn(cellHeaderEnd)
	While cellHeaderEnd.GetString() &lt;&gt; headerLableQtd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cao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ao
		cellHeader = GetCellSameRowNextColumn(cellHeader)	
	WEnd
	cellSubHeader = GetCellNextRowSameColumn(cellHeader)
	cellHeader = GetCellSameRowNextColumn(cellHeader)
	
	While cellSubHeader.GetString() &lt;&gt; subHeaderLableComprimento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Function EditListItems(event)

	PrepareExecution()
	DisableAllButtons()
	
	UpdateItemsCounters()
	
	If (nItems &lt;= 0) Then
		MsgBox("Não há peças na lista.")
		EnableAllButtons()
		FinishExecution()
		Exit Function
	EndIf
	
	btnEdit = event.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event)

	PrepareExecution()
	
	btnSaveEdition = event.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OpenSolution()

	PrepareExecution()
	
	filePath = GetFileToReadPathFromUser("Escolha a solução a ser aberta", GetSavedSolutionsPath(), "pdf")
	
	If (filePath = "") Then
		MsgBox("Erro! Arquivo não selecionado.")
		FinishExecution()	
		Exit Function
	EndIf
	
	If (Right(filePath, 4) &lt;&gt; ".pdf") Then
		MsgBox("Erro! Selecione um arquivo pdf")
		FinishExecution()	
		Exit Function
	End If

	OpenPDFExternal(filePath)

	FinishExecution()

End Function


Function CallSolver(event)
	
	PrepareExecution()
	
	StartedSolvingKilnProblem()
	
	AllowSolverExecutionAndWriting()

	UpdateItemsCounters()
	
	If (nItems = 0) Then
		MsgBox("Não há peças na lista.")
		EndedSolvingKilnProblem()
		FinishExecution()
		Exit Function
	EndIf

	Dim ui As Object
	

	listAsText = GetCurrentListAsString()
	
	If (Not HasItems(listAsText)) Then
		MsgBox("Erro! Nenhuma peça tem quantidade maior que zero.")
		EndedSolvingKilnProblem()
		FinishExecution()
		Exit Function
	EndIf 

	kilnDataAsText = GetSelectedKilnInfoAsText()
	If (kilnDataAsText = "" Or kilnDataAsText = "0") Then
		MsgBox("Selecione um forno para colocar as peças")
		EndedSolvingKilnProblem()
		FinishExecution()
		Exit Function
	EndIf

	DisableAllButtons()
	
	GlobalScope.BasicLibraries.loadLibrary("ScriptForge")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ShowSheets()
	
	answer = MsgBox("Deseja salvar a solução gerada?", MB_YESNO, "Salvar solução")
	
	If (answer = IDYES) Then
		filePath = GetSaveAsFilePathFromUser("Escolha o nome e local para salvar", GetSavedSolutionsPath())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SavedSolutionsPath())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Erro! Nome do arquivo é necessário para salvar a solução.")
		EndIf
	EndIf

	DeleteFile(itemFilePath)
	DeleteFile(kilnFilePath)
	DeleteFile(solutionPDF)
	
	ui.ShowProgressBar()

	EndedSolvingKilnProblem()
	EnableAllButtons()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cbBox = form.GetByName(comboBoxName)
	cbBox.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